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end"/>
    </style:style>
    <style:style style:name="P3" style:parent-style-name="Normal" style:family="paragraph">
      <style:paragraph-properties fo:text-align="center"/>
    </style:style>
  </office:automatic-styles>
  <office:body>
    <office:text text:use-soft-page-breaks="true">
      <text:p text:style-name="P1">Normal left aligned</text:p>
      <text:p text:style-name="P2">Normal right<text:s/>aligned</text:p>
      <text:p text:style-name="P3">Normal<text:s/>centered</text:p>
      <text:p text:style-name="Normal">Normal justified<text:s/>Lorem ipsum dolor sit amet, ut malis viris graeco vix, sit munere referrentur ex. Error sonet pri eu, ut nominati consequat cum. Nibh dicat has at, ius ex quem essent bland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skiewicz, Lukasz</meta:initial-creator>
    <dc:creator>Jaskiewicz, Lukasz</dc:creator>
    <meta:creation-date>2017-10-31T10:19:00Z</meta:creation-date>
    <dc:date>2017-10-31T10:23:00Z</dc:date>
    <meta:template xlink:href="Normal.dotm" xlink:type="simple"/>
    <meta:editing-cycles>7</meta:editing-cycles>
    <meta:editing-duration>PT240S</meta:editing-duration>
    <meta:document-statistic meta:page-count="1" meta:paragraph-count="1" meta:word-count="35" meta:character-count="249" meta:row-count="1" meta:non-whitespace-character-count="215"/>
  </office:meta>
</office:document-meta>
</file>